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c7ec" officeooo:paragraph-rsid="0010c7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88056640" text:style-name="L1">
        <text:list-item>
          <text:p text:style-name="P1">Limit amount threads</text:p>
        </text:list-item>
        <text:list-item>
          <text:p text:style-name="P1">Mask to toggle multiple bits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31:06.377122697</meta:creation-date>
    <dc:date>2018-09-30T16:36:35.344368916</dc:date>
    <meta:editing-duration>PT5M30S</meta:editing-duration>
    <meta:editing-cycles>1</meta:editing-cycles>
    <meta:document-statistic meta:table-count="0" meta:image-count="0" meta:object-count="0" meta:page-count="1" meta:paragraph-count="3" meta:word-count="11" meta:character-count="51" meta:non-whitespace-character-count="45"/>
    <meta:generator>LibreOffice/6.0.3.2$Linux_X86_64 LibreOffice_project/00m0$Build-2</meta:generator>
  </office:meta>
</office:document-meta>
</file>